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Équations, Calcul littér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Répondre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14.102cm" svg:height="2.337cm" svg:x="6.698cm" svg:y="6.6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6.674cm" svg:height="3.186cm" svg:x="6cm" svg:y="3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20.426cm" svg:height="2.531cm" svg:x="3.974cm" svg:y="7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16.674cm" svg:height="3.186cm" svg:x="5.926cm" svg:y="3.61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4.705cm" svg:height="5.173cm" svg:x="6.895cm" svg:y="6.4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16.674cm" svg:height="3.186cm" svg:x="6.417cm" svg:y="3.24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7.884cm" svg:height="2.786cm" svg:x="11.108cm" svg:y="6.9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1.591cm" svg:height="3.186cm" svg:x="9cm" svg:y="3.4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1.591cm" svg:height="3.186cm" svg:x="8.6cm" svg:y="3.4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14.017cm" svg:height="2.531cm" svg:x="7.583cm" svg:y="7.1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4.131cm" svg:height="2.337cm" svg:x="6.6cm" svg:y="6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14.102cm" svg:height="2.337cm" svg:x="7.585cm" svg:y="3.8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10.287cm" svg:height="3.705cm" svg:x="9.6cm" svg:y="9.69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20.426cm" svg:height="2.531cm" svg:x="4.071cm" svg:y="3.8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3" draw:layer="layout" svg:width="14.725cm" svg:height="4.779cm" svg:x="6.675cm" svg:y="6.42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4.705cm" svg:height="5.173cm" svg:x="7.001cm" svg:y="3.6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5.73cm" svg:height="2.337cm" svg:x="6.201cm" svg:y="8.60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1.591cm" svg:height="3.186cm" svg:x="2.409cm" svg:y="3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7.884cm" svg:height="2.786cm" svg:x="16.316cm" svg:y="3.61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3" draw:layer="layout" svg:width="12.458cm" svg:height="2.637cm" svg:x="7.4cm" svg:y="6.7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3" draw:layer="layout" svg:width="12.318cm" svg:height="1.853cm" svg:x="7.482cm" svg:y="9.74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1.591cm" svg:height="3.186cm" svg:x="1.409cm" svg:y="3.4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4.017cm" svg:height="2.531cm" svg:x="13.2cm" svg:y="3.66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3" draw:layer="layout" svg:width="11.73cm" svg:height="2.637cm" svg:x="9cm" svg:y="7.16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11.206cm" svg:height="1.757cm" svg:x="8.994cm" svg:y="10.44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10-13T06:31:11.494000000</dc:date>
    <meta:editing-duration>PT26M51S</meta:editing-duration>
    <meta:editing-cycles>10</meta:editing-cycles>
    <meta:generator>LibreOffice/6.3.6.2$Windows_X86_64 LibreOffice_project/2196df99b074d8a661f4036fca8fa0cbfa33a497</meta:generator>
    <meta:document-statistic meta:object-count="97"/>
  </office:meta>
</office:document-meta>
</file>

<file path=Object 1/content.xml><?xml version="1.0" encoding="utf-8"?>
<math xmlns="http://www.w3.org/1998/Math/MathML" display="block">
  <semantics>
    <mrow>
      <mn>5</mn>
      <mrow>
        <mi>x</mi>
        <mo stretchy="false">−</mo>
        <mn>2</mn>
      </mrow>
      <mrow>
        <mtext> </mtext>
        <mo stretchy="false">=</mo>
        <mtext> </mtext>
      </mrow>
      <mn>3</mn>
      <mrow>
        <mi>x</mi>
        <mo stretchy="false">+</mo>
        <mn>8</mn>
      </mrow>
    </mrow>
    <annotation encoding="StarMath 5.0">5x-2" "=" "3x+8</annotation>
  </semantics>
</math>
</file>

<file path=Object 10/content.xml><?xml version="1.0" encoding="utf-8"?>
<math xmlns="http://www.w3.org/1998/Math/MathML" display="block">
  <semantics>
    <mrow>
      <mn>5</mn>
      <mrow>
        <mi>x</mi>
        <mo stretchy="false">−</mo>
        <mn>2</mn>
      </mrow>
      <mrow>
        <mtext> </mtext>
        <mo stretchy="false">=</mo>
        <mtext> </mtext>
      </mrow>
      <mn>3</mn>
      <mrow>
        <mi>x</mi>
        <mo stretchy="false">+</mo>
        <mn>8</mn>
      </mrow>
    </mrow>
    <annotation encoding="StarMath 5.0">5x-2" "=" "3x+8</annotation>
  </semantics>
</math>
</file>

<file path=Object 11/content.xml><?xml version="1.0" encoding="utf-8"?>
<math xmlns="http://www.w3.org/1998/Math/MathML" display="block">
  <semantics>
    <mrow>
      <mtext>Une solution : </mtext>
      <mstyle color="green">
        <mn>5</mn>
      </mstyle>
    </mrow>
    <annotation encoding="StarMath 5.0">"Une solution : "color green {5} </annotation>
  </semantics>
</math>
</file>

<file path=Object 12/content.xml><?xml version="1.0" encoding="utf-8"?>
<math xmlns="http://www.w3.org/1998/Math/MathML" display="block">
  <semantics>
    <mtable>
      <mtr>
        <mtd>
          <mtext>Deux solutions : </mtext>
        </mtd>
      </mtr>
      <mtr>
        <mtd>
          <mstyle color="green">
            <mrow>
              <mrow>
                <mo stretchy="false">−</mo>
                <mn>4</mn>
              </mrow>
              <mtext> et </mtext>
              <mn>0,6</mn>
            </mrow>
          </mstyle>
        </mtd>
      </mtr>
    </mtable>
    <annotation encoding="StarMath 5.0">"Deux solutions : "newline color green {-4" et "0,6} </annotation>
  </semantics>
</math>
</file>

<file path=Object 13/content.xml><?xml version="1.0" encoding="utf-8"?>
<math xmlns="http://www.w3.org/1998/Math/MathML" display="block">
  <semantics>
    <mrow>
      <mtext>Une solution : </mtext>
      <mstyle color="green">
        <mrow>
          <mo stretchy="false">−</mo>
          <mn>8</mn>
        </mrow>
      </mstyle>
    </mrow>
    <annotation encoding="StarMath 5.0">"Une solution : "color green {-8 }</annotation>
  </semantics>
</math>
</file>

<file path=Object 14/content.xml><?xml version="1.0" encoding="utf-8"?>
<math xmlns="http://www.w3.org/1998/Math/MathML" display="block">
  <semantics>
    <mtable>
      <mtr>
        <mtd>
          <mtext>Donner l'expression</mtext>
        </mtd>
      </mtr>
      <mtr>
        <mtd>
          <mtext>développée réduite.</mtext>
        </mtd>
      </mtr>
    </mtable>
    <annotation encoding="StarMath 5.0">"Donner l'expression" newline"développée réduite."</annotation>
  </semantics>
</math>
</file>

<file path=Object 15/content.xml><?xml version="1.0" encoding="utf-8"?>
<math xmlns="http://www.w3.org/1998/Math/MathML" display="block">
  <semantics>
    <mstyle color="green">
      <mrow>
        <mn>20</mn>
        <mrow>
          <msup>
            <mi>x</mi>
            <mn>2</mn>
          </msup>
          <mo stretchy="false">−</mo>
          <mn>7</mn>
        </mrow>
        <mrow>
          <mi>x</mi>
          <mo stretchy="false">−</mo>
          <mn>6</mn>
        </mrow>
      </mrow>
    </mstyle>
    <annotation encoding="StarMath 5.0">color green{20x^2-7x-6}</annotation>
  </semantics>
</math>
</file>

<file path=Object 16/content.xml><?xml version="1.0" encoding="utf-8"?>
<math xmlns="http://www.w3.org/1998/Math/MathML" display="block">
  <semantics>
    <mtable>
      <mtr>
        <mtd>
          <mtext>Donner la ( ou les ) solutions</mtext>
        </mtd>
      </mtr>
      <mtr>
        <mtd>
          <mtext>de cette équation.</mtext>
        </mtd>
      </mtr>
    </mtable>
    <annotation encoding="StarMath 5.0">"Donner la ( ou les ) solutions" newline "de cette équation."</annotation>
  </semantics>
</math>
</file>

<file path=Object 17/content.xml><?xml version="1.0" encoding="utf-8"?>
<math xmlns="http://www.w3.org/1998/Math/MathML" display="block">
  <semantics>
    <mtable>
      <mtr>
        <mtd>
          <mrow>
            <mtext/>
            <mphantom>
              <mrow>
                <mtext/>
                <mo stretchy="false">⇔</mo>
                <mtext> </mtext>
              </mrow>
            </mphantom>
            <mstyle color="aqua">
              <mrow>
                <mn>5</mn>
                <mrow>
                  <mrow>
                    <mi>x</mi>
                    <mo stretchy="false">−</mo>
                    <mn>2</mn>
                    <mo stretchy="false">−</mo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false">)</mo>
                    </mrow>
                  </mrow>
                  <mo stretchy="false">=</mo>
                  <mn>0</mn>
                </mrow>
              </mrow>
            </mstyle>
          </mrow>
        </mtd>
      </mtr>
      <mtr>
        <mtd>
          <mrow>
            <mtext/>
            <mstyle color="aqua">
              <mrow>
                <mtext/>
                <mo stretchy="false">⇔</mo>
                <mtext> </mtext>
                <mn>5</mn>
                <mrow>
                  <mi>x</mi>
                  <mo stretchy="false">−</mo>
                  <mn>2</mn>
                  <mo stretchy="false">−</mo>
                  <mn>3</mn>
                </mrow>
                <mrow>
                  <mrow>
                    <mi>x</mi>
                    <mo stretchy="false">−</mo>
                    <mn>8</mn>
                  </mrow>
                  <mo stretchy="false">=</mo>
                  <mn>0</mn>
                </mrow>
              </mrow>
            </mstyle>
          </mrow>
        </mtd>
      </mtr>
      <mtr>
        <mtd>
          <mrow>
            <mtext/>
            <mstyle color="aqua">
              <mrow>
                <mtext/>
                <mo stretchy="false">⇔</mo>
                <mtext> </mtext>
                <mn>2</mn>
                <mrow>
                  <mrow>
                    <mi>x</mi>
                    <mo stretchy="false">−</mo>
                    <mn>10</mn>
                  </mrow>
                  <mo stretchy="false">=</mo>
                  <mn>0</mn>
                </mrow>
              </mrow>
            </mstyle>
          </mrow>
        </mtd>
      </mtr>
    </mtable>
    <annotation encoding="StarMath 5.0">""phantom{""dlrarrow" "}color cyan {5x-2-( 3x+8 )=0}newline
""color cyan {""dlrarrow" "5x-2-3x-8=0 } newline
""color cyan {""dlrarrow" "2x-10=0 }

</annotation>
  </semantics>
</math>
</file>

<file path=Object 18/content.xml><?xml version="1.0" encoding="utf-8"?>
<math xmlns="http://www.w3.org/1998/Math/MathML" display="block">
  <semantics>
    <mtable>
      <mtr>
        <mtd>
          <mtext>Donner la ( ou les ) solutions</mtext>
        </mtd>
      </mtr>
      <mtr>
        <mtd>
          <mtext>de cette équation.</mtext>
        </mtd>
      </mtr>
    </mtable>
    <annotation encoding="StarMath 5.0">"Donner la ( ou les ) solutions" newline "de cette équation."</annotation>
  </semantics>
</math>
</file>

<file path=Object 19/content.xml><?xml version="1.0" encoding="utf-8"?>
<math xmlns="http://www.w3.org/1998/Math/MathML" display="block">
  <semantics>
    <mtable>
      <mtr>
        <mtd>
          <mtext>Donner la ( ou les ) solutions</mtext>
        </mtd>
      </mtr>
      <mtr>
        <mtd>
          <mtext>de cette équation.</mtext>
        </mtd>
      </mtr>
    </mtable>
    <annotation encoding="StarMath 5.0">"Donner la ( ou les ) solutions" newline "de cette équation."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5</mn>
            <mrow>
              <mi>x</mi>
              <mo stretchy="false">−</mo>
              <mn>3</mn>
            </mrow>
          </mrow>
        </mrow>
        <mo fence="true" stretchy="false">)</mo>
      </mrow>
      <mrow>
        <mo fence="true" stretchy="false">(</mo>
        <mrow>
          <mrow>
            <mrow>
              <mo stretchy="false">−</mo>
              <mn>2</mn>
            </mrow>
            <mrow>
              <mi>x</mi>
              <mo stretchy="false">−</mo>
              <mn>8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5x-3)(-2x-8)" "=" "0</annotation>
  </semantics>
</math>
</file>

<file path=Object 20/content.xml><?xml version="1.0" encoding="utf-8"?>
<math xmlns="http://www.w3.org/1998/Math/MathML" display="block">
  <semantics>
    <mtable>
      <mtr>
        <mtd>
          <mtext>Donner l'expression</mtext>
        </mtd>
      </mtr>
      <mtr>
        <mtd>
          <mtext>développée réduite.</mtext>
        </mtd>
      </mtr>
    </mtable>
    <annotation encoding="StarMath 5.0">"Donner l'expression" newline"développée réduite."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n>4</mn>
            <mrow>
              <mi>x</mi>
              <mo stretchy="false">−</mo>
              <mn>3</mn>
            </mrow>
          </mrow>
        </mrow>
        <mo fence="true" stretchy="false">)</mo>
      </mrow>
      <mrow>
        <mo fence="true" stretchy="false">(</mo>
        <mrow>
          <mrow>
            <mn>5</mn>
            <mrow>
              <mi>x</mi>
              <mo stretchy="false">+</mo>
              <mn>2</mn>
            </mrow>
          </mrow>
        </mrow>
        <mo fence="true" stretchy="false">)</mo>
      </mrow>
    </mrow>
    <annotation encoding="StarMath 5.0">(4x-3)(5x+2)</annotation>
  </semantics>
</math>
</file>

<file path=Object 22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i>x</mi>
              <mo stretchy="false">−</mo>
              <mn>3</mn>
            </mrow>
          </mrow>
        </mrow>
        <mo fence="true" stretchy="false">)</mo>
      </mrow>
      <mn>2</mn>
    </msup>
    <annotation encoding="StarMath 5.0">(4x-3)^2</annotation>
  </semantics>
</math>
</file>

<file path=Object 23/content.xml><?xml version="1.0" encoding="utf-8"?>
<math xmlns="http://www.w3.org/1998/Math/MathML" display="block">
  <semantics>
    <mstyle color="aqua">
      <mrow>
        <mrow>
          <msup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n>2</mn>
          </msup>
          <mo stretchy="false">−</mo>
          <mrow>
            <mn>2</mn>
            <mo stretchy="false">×</mo>
            <mn>4</mn>
          </mrow>
        </mrow>
        <mrow>
          <mrow>
            <mi>x</mi>
            <mo stretchy="false">×</mo>
            <mn>3</mn>
          </mrow>
          <mo stretchy="false">+</mo>
          <msup>
            <mn>3</mn>
            <mn>2</mn>
          </msup>
        </mrow>
      </mrow>
    </mstyle>
    <annotation encoding="StarMath 5.0">color cyan{ (4x)^2-2times4x times 3 + 3^2 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n>4</mn>
            <mrow>
              <mi>x</mi>
              <mo stretchy="false">−</mo>
              <mn>3</mn>
            </mrow>
          </mrow>
        </mrow>
        <mo fence="true" stretchy="false">)</mo>
      </mrow>
      <mrow>
        <mo fence="true" stretchy="false">(</mo>
        <mrow>
          <mrow>
            <mn>5</mn>
            <mrow>
              <mi>x</mi>
              <mo stretchy="false">+</mo>
              <mn>2</mn>
            </mrow>
          </mrow>
        </mrow>
        <mo fence="true" stretchy="false">)</mo>
      </mrow>
    </mrow>
    <annotation encoding="StarMath 5.0">(4x-3)(5x+2)</annotation>
  </semantics>
</math>
</file>

<file path=Object 25/content.xml><?xml version="1.0" encoding="utf-8"?>
<math xmlns="http://www.w3.org/1998/Math/MathML" display="block">
  <semantics>
    <mstyle color="aqua">
      <mrow>
        <mn>20</mn>
        <mrow>
          <msup>
            <mi>x</mi>
            <mn>2</mn>
          </msup>
          <mo stretchy="false">+</mo>
          <mn>8</mn>
        </mrow>
        <mrow>
          <mi>x</mi>
          <mo stretchy="false">−</mo>
          <mn>15</mn>
        </mrow>
        <mrow>
          <mi>x</mi>
          <mo stretchy="false">−</mo>
          <mn>6</mn>
        </mrow>
      </mrow>
    </mstyle>
    <annotation encoding="StarMath 5.0">color cyan{20x^2+8x-15x-6}</annotation>
  </semantics>
</math>
</file>

<file path=Object 3/content.xml><?xml version="1.0" encoding="utf-8"?>
<math xmlns="http://www.w3.org/1998/Math/MathML" display="block">
  <semantics>
    <mrow>
      <mfrac>
        <mrow>
          <mn>3</mn>
          <mrow>
            <mi>x</mi>
            <mo stretchy="false">+</mo>
            <mn>9</mn>
          </mrow>
        </mrow>
        <msqrt>
          <mn>5</mn>
        </msqrt>
      </mfrac>
      <mrow>
        <mtext> </mtext>
        <mo stretchy="false">=</mo>
        <mtext> </mtext>
      </mrow>
      <mfrac>
        <mrow>
          <mn>2</mn>
          <mrow>
            <mi>x</mi>
            <mo stretchy="false">+</mo>
            <mn>1</mn>
          </mrow>
        </mrow>
        <msqrt>
          <mn>5</mn>
        </msqrt>
      </mfrac>
    </mrow>
    <annotation encoding="StarMath 5.0">{3x+9} over {sqrt5}" "=" "{2x+1} over {sqrt5}</annotation>
  </semantics>
</math>
</file>

<file path=Object 4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i>x</mi>
              <mo stretchy="false">−</mo>
              <mn>3</mn>
            </mrow>
          </mrow>
        </mrow>
        <mo fence="true" stretchy="false">)</mo>
      </mrow>
      <mn>2</mn>
    </msup>
    <annotation encoding="StarMath 5.0">(4x-3)^2</annotation>
  </semantics>
</math>
</file>

<file path=Object 5/content.xml><?xml version="1.0" encoding="utf-8"?>
<math xmlns="http://www.w3.org/1998/Math/MathML" display="block">
  <semantics>
    <mtable>
      <mtr>
        <mtd>
          <mtext>Donner l'expression</mtext>
        </mtd>
      </mtr>
      <mtr>
        <mtd>
          <mtext>développée réduite.</mtext>
        </mtd>
      </mtr>
    </mtable>
    <annotation encoding="StarMath 5.0">"Donner l'expression" newline"développée réduite."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n>5</mn>
            <mrow>
              <mi>x</mi>
              <mo stretchy="false">−</mo>
              <mn>3</mn>
            </mrow>
          </mrow>
        </mrow>
        <mo fence="true" stretchy="false">)</mo>
      </mrow>
      <mrow>
        <mo fence="true" stretchy="false">(</mo>
        <mrow>
          <mrow>
            <mrow>
              <mo stretchy="false">−</mo>
              <mn>2</mn>
            </mrow>
            <mrow>
              <mi>x</mi>
              <mo stretchy="false">−</mo>
              <mn>8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5x-3)(-2x-8)" "=" "0</annotation>
  </semantics>
</math>
</file>

<file path=Object 7/content.xml><?xml version="1.0" encoding="utf-8"?>
<math xmlns="http://www.w3.org/1998/Math/MathML" display="block">
  <semantics>
    <mrow>
      <mfrac>
        <mrow>
          <mn>3</mn>
          <mrow>
            <mi>x</mi>
            <mo stretchy="false">+</mo>
            <mn>9</mn>
          </mrow>
        </mrow>
        <msqrt>
          <mn>5</mn>
        </msqrt>
      </mfrac>
      <mrow>
        <mtext> </mtext>
        <mo stretchy="false">=</mo>
        <mtext> </mtext>
      </mrow>
      <mfrac>
        <mrow>
          <mn>2</mn>
          <mrow>
            <mi>x</mi>
            <mo stretchy="false">+</mo>
            <mn>1</mn>
          </mrow>
        </mrow>
        <msqrt>
          <mn>5</mn>
        </msqrt>
      </mfrac>
    </mrow>
    <annotation encoding="StarMath 5.0">{3x+9} over {sqrt5}" "=" "{2x+1} over {sqrt5}</annotation>
  </semantics>
</math>
</file>

<file path=Object 8/content.xml><?xml version="1.0" encoding="utf-8"?>
<math xmlns="http://www.w3.org/1998/Math/MathML" display="block">
  <semantics>
    <mtable>
      <mtr>
        <mtd>
          <mtext>Donner l'expression</mtext>
        </mtd>
      </mtr>
      <mtr>
        <mtd>
          <mtext>développée réduite.</mtext>
        </mtd>
      </mtr>
    </mtable>
    <annotation encoding="StarMath 5.0">"Donner l'expression" newline"développée réduite."</annotation>
  </semantics>
</math>
</file>

<file path=Object 9/content.xml><?xml version="1.0" encoding="utf-8"?>
<math xmlns="http://www.w3.org/1998/Math/MathML" display="block">
  <semantics>
    <mstyle color="green">
      <mrow>
        <mn>16</mn>
        <mrow>
          <msup>
            <mi>x</mi>
            <mn>2</mn>
          </msup>
          <mo stretchy="false">−</mo>
          <mn>24</mn>
        </mrow>
        <mrow>
          <mi>x</mi>
          <mo stretchy="false">+</mo>
          <mn>9</mn>
        </mrow>
      </mrow>
    </mstyle>
    <annotation encoding="StarMath 5.0">color green{16x^2-24x+9}</annotation>
  </semantics>
</math>
</file>